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asian="Segoe UI Emoji" style:font-name-complex="Segoe UI Emoji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a xlink:href="https://introduktiontilmarkedsfoeringsome.digi.hansreitzel.dk/?id=138#c269" office:target-frame-name="_top" xlink:show="replace"><text:span text:style-name="Hyperlink">https://introduktiontilmarkedsfoeringsome.digi.hansreitzel.dk/?id=138#c269</text:span></text:a><text:s/><text:s/>IKKE NOGET KVANITATIVT DATA<text:span text:style-name="T2">☹</text:span></text:p>
      <text:p text:style-name="Normal"><text:span text:style-name="T3">Min bruger-research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ie Roshni</meta:initial-creator>
    <dc:creator>Sofie Roshni</dc:creator>
    <meta:creation-date>2023-11-09T17:42:00Z</meta:creation-date>
    <dc:date>2023-11-09T17:44:00Z</dc:date>
    <meta:template xlink:href="Normal" xlink:type="simple"/>
    <meta:editing-cycles>1</meta:editing-cycles>
    <meta:editing-duration>PT120S</meta:editing-duration>
    <meta:document-statistic meta:page-count="1" meta:paragraph-count="1" meta:word-count="30" meta:character-count="214" meta:row-count="1" meta:non-whitespace-character-count="185"/>
  </office:meta>
</office:document-meta>
</file>